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ource_20_Text">* C program for merge sort */</text:span></text:p>
      <text:p text:style-name="Standard"><text:span text:style-name="Source_20_Text">#include&lt;stdlib.h&gt;</text:span></text:p>
      <text:p text:style-name="Standard"><text:span text:style-name="Source_20_Text">#include&lt;stdio.h&gt;</text:span></text:p>
      <text:p text:style-name="Standard"> </text:p>
      <text:p text:style-name="Standard"><text:span text:style-name="Source_20_Text">/* Function to merge the two haves arr[l..m] and arr[m+1..r] of array arr[] */</text:span></text:p>
      <text:p text:style-name="Standard"><text:span text:style-name="Source_20_Text">void</text:span> <text:span text:style-name="Source_20_Text">merge(int</text:span> <text:span text:style-name="Source_20_Text">arr[], int</text:span> <text:span text:style-name="Source_20_Text">l, int</text:span> <text:span text:style-name="Source_20_Text">m, int</text:span> <text:span text:style-name="Source_20_Text">r)</text:span></text:p>
      <text:p text:style-name="Standard"><text:span text:style-name="Source_20_Text">{</text:span></text:p>
      <text:p text:style-name="Standard"><text:span text:style-name="Source_20_Text">    int</text:span> <text:span text:style-name="Source_20_Text">i, j, k;</text:span></text:p>
      <text:p text:style-name="Standard"><text:span text:style-name="Source_20_Text">    int</text:span> <text:span text:style-name="Source_20_Text">n1 = m - l + 1;</text:span></text:p>
      <text:p text:style-name="Standard"><text:span text:style-name="Source_20_Text">    int</text:span> <text:span text:style-name="Source_20_Text">n2 =  r - m;</text:span></text:p>
      <text:p text:style-name="Standard"> </text:p>
      <text:p text:style-name="Standard"><text:span text:style-name="Source_20_Text">    /* create temp arrays */</text:span></text:p>
      <text:p text:style-name="Standard"><text:span text:style-name="Source_20_Text">    int</text:span> <text:span text:style-name="Source_20_Text">L[n1], R[n2];</text:span></text:p>
      <text:p text:style-name="Standard"> </text:p>
      <text:p text:style-name="Standard"><text:span text:style-name="Source_20_Text">    /* Copy data to temp arrays L[] and R[] */</text:span></text:p>
      <text:p text:style-name="Standard"><text:span text:style-name="Source_20_Text">    for(i = 0; i &lt; n1; i++)</text:span></text:p>
      <text:p text:style-name="Standard"><text:span text:style-name="Source_20_Text">        L[i] = arr[l + i];</text:span></text:p>
      <text:p text:style-name="Standard"><text:span text:style-name="Source_20_Text">    for(j = 0; j &lt; n2; j++)</text:span></text:p>
      <text:p text:style-name="Standard"><text:span text:style-name="Source_20_Text">        R[j] = arr[m + 1+ j];</text:span></text:p>
      <text:p text:style-name="Standard"> </text:p>
      <text:p text:style-name="Standard"><text:span text:style-name="Source_20_Text">    /* Merge the temp arrays back into arr[l..r]*/</text:span></text:p>
      <text:p text:style-name="Standard"><text:span text:style-name="Source_20_Text">    i = 0;</text:span></text:p>
      <text:p text:style-name="Standard"><text:span text:style-name="Source_20_Text">    j = 0;</text:span></text:p>
      <text:p text:style-name="Standard"><text:span text:style-name="Source_20_Text">    k = l;</text:span></text:p>
      <text:p text:style-name="Standard"><text:span text:style-name="Source_20_Text">    while</text:span> <text:span text:style-name="Source_20_Text">(i &lt; n1 &amp;&amp; j &lt; n2)</text:span></text:p>
      <text:p text:style-name="Standard"><text:span text:style-name="Source_20_Text">    {</text:span></text:p>
      <text:p text:style-name="Standard"><text:span text:style-name="Source_20_Text">        if</text:span> <text:span text:style-name="Source_20_Text">(L[i] &lt;= R[j])</text:span></text:p>
      <text:p text:style-name="Standard"><text:span text:style-name="Source_20_Text">        {</text:span></text:p>
      <text:p text:style-name="Standard"><text:span text:style-name="Source_20_Text">            arr[k] = L[i];</text:span></text:p>
      <text:p text:style-name="Standard"><text:span text:style-name="Source_20_Text">            i++;</text:span></text:p>
      <text:p text:style-name="Standard"><text:span text:style-name="Source_20_Text">        }</text:span></text:p>
      <text:p text:style-name="Standard"><text:span text:style-name="Source_20_Text">        else</text:span></text:p>
      <text:p text:style-name="Standard"><text:span text:style-name="Source_20_Text">        {</text:span></text:p>
      <text:p text:style-name="Standard"><text:span text:style-name="Source_20_Text">            arr[k] = R[j];</text:span></text:p>
      <text:p text:style-name="Standard"><text:span text:style-name="Source_20_Text">            j++;</text:span></text:p>
      <text:p text:style-name="Standard"><text:span text:style-name="Source_20_Text">        }</text:span></text:p>
      <text:p text:style-name="Standard"><text:span text:style-name="Source_20_Text">        k++;</text:span></text:p>
      <text:p text:style-name="Standard"><text:span text:style-name="Source_20_Text">    }</text:span></text:p>
      <text:p text:style-name="Standard"> </text:p>
      <text:p text:style-name="Standard"><text:span text:style-name="Source_20_Text">    /* Copy the remaining elements of L[], if there are any */</text:span></text:p>
      <text:p text:style-name="Standard"><text:span text:style-name="Source_20_Text">    while</text:span> <text:span text:style-name="Source_20_Text">(i &lt; n1)</text:span></text:p>
      <text:p text:style-name="Standard"><text:span text:style-name="Source_20_Text">    {</text:span></text:p>
      <text:p text:style-name="Standard"><text:span text:style-name="Source_20_Text">        arr[k] = L[i];</text:span></text:p>
      <text:p text:style-name="Standard"><text:span text:style-name="Source_20_Text">        i++;</text:span></text:p>
      <text:p text:style-name="Standard"><text:span text:style-name="Source_20_Text">        k++;</text:span></text:p>
      <text:p text:style-name="Standard"><text:span text:style-name="Source_20_Text">    }</text:span></text:p>
      <text:p text:style-name="Standard"> </text:p>
      <text:p text:style-name="Standard"><text:soft-page-break/><text:span text:style-name="Source_20_Text">    /* Copy the remaining elements of R[], if there are any */</text:span></text:p>
      <text:p text:style-name="Standard"><text:span text:style-name="Source_20_Text">    while</text:span> <text:span text:style-name="Source_20_Text">(j &lt; n2)</text:span></text:p>
      <text:p text:style-name="Standard"><text:span text:style-name="Source_20_Text">    {</text:span></text:p>
      <text:p text:style-name="Standard"><text:span text:style-name="Source_20_Text">        arr[k] = R[j];</text:span></text:p>
      <text:p text:style-name="Standard"><text:span text:style-name="Source_20_Text">        j++;</text:span></text:p>
      <text:p text:style-name="Standard"><text:span text:style-name="Source_20_Text">        k++;</text:span></text:p>
      <text:p text:style-name="Standard"><text:span text:style-name="Source_20_Text">    }</text:span></text:p>
      <text:p text:style-name="Standard"><text:span text:style-name="Source_20_Text">}</text:span></text:p>
      <text:p text:style-name="Standard"> </text:p>
      <text:p text:style-name="Standard"><text:span text:style-name="Source_20_Text">/* l is for left index and r is right index of the sub-array</text:span></text:p>
      <text:p text:style-name="Standard"><text:span text:style-name="Source_20_Text">  of arr to be sorted */</text:span></text:p>
      <text:p text:style-name="Standard"><text:span text:style-name="Source_20_Text">void</text:span> <text:span text:style-name="Source_20_Text">mergeSort(int</text:span> <text:span text:style-name="Source_20_Text">arr[], int</text:span> <text:span text:style-name="Source_20_Text">l, int</text:span> <text:span text:style-name="Source_20_Text">r)</text:span></text:p>
      <text:p text:style-name="Standard"><text:span text:style-name="Source_20_Text">{</text:span></text:p>
      <text:p text:style-name="Standard"><text:span text:style-name="Source_20_Text">    if</text:span> <text:span text:style-name="Source_20_Text">(l &lt; r)</text:span></text:p>
      <text:p text:style-name="Standard"><text:span text:style-name="Source_20_Text">    {</text:span></text:p>
      <text:p text:style-name="Standard"><text:span text:style-name="Source_20_Text">        int</text:span> <text:span text:style-name="Source_20_Text">m = l+(r-l)/2; //Same as (l+r)/2, but avoids overflow for large l and h</text:span></text:p>
      <text:p text:style-name="Standard"><text:span text:style-name="Source_20_Text">        mergeSort(arr, l, m);</text:span></text:p>
      <text:p text:style-name="Standard"><text:span text:style-name="Source_20_Text">        mergeSort(arr, m+1, r);</text:span></text:p>
      <text:p text:style-name="Standard"><text:span text:style-name="Source_20_Text">        merge(arr, l, m, r);</text:span></text:p>
      <text:p text:style-name="Standard"><text:span text:style-name="Source_20_Text">    }</text:span></text:p>
      <text:p text:style-name="Standard"><text:span text:style-name="Source_20_Text">}</text:span></text:p>
      <text:p text:style-name="Standard"> </text:p>
      <text:p text:style-name="Standard"> </text:p>
      <text:p text:style-name="Standard"><text:span text:style-name="Source_20_Text">/* UITLITY FUNCTIONS */</text:span></text:p>
      <text:p text:style-name="Standard"><text:span text:style-name="Source_20_Text">/* Function to print an array */</text:span></text:p>
      <text:p text:style-name="Standard"><text:span text:style-name="Source_20_Text">void</text:span> <text:span text:style-name="Source_20_Text">printArray(int</text:span> <text:span text:style-name="Source_20_Text">A[], int</text:span> <text:span text:style-name="Source_20_Text">size)</text:span></text:p>
      <text:p text:style-name="Standard"><text:span text:style-name="Source_20_Text">{</text:span></text:p>
      <text:p text:style-name="Standard"><text:span text:style-name="Source_20_Text">    int</text:span> <text:span text:style-name="Source_20_Text">i;</text:span></text:p>
      <text:p text:style-name="Standard"><text:span text:style-name="Source_20_Text">    for</text:span> <text:span text:style-name="Source_20_Text">(i=0; i &lt; size; i++)</text:span></text:p>
      <text:p text:style-name="Standard"><text:span text:style-name="Source_20_Text">        printf("%d ", A[i]);</text:span></text:p>
      <text:p text:style-name="Standard"><text:span text:style-name="Source_20_Text">    printf("\n");</text:span></text:p>
      <text:p text:style-name="Standard"><text:span text:style-name="Source_20_Text">}</text:span></text:p>
      <text:p text:style-name="Standard"> </text:p>
      <text:p text:style-name="Standard"><text:span text:style-name="Source_20_Text">/* Driver program to test above functions */</text:span></text:p>
      <text:p text:style-name="Standard"><text:span text:style-name="Source_20_Text">int</text:span> <text:span text:style-name="Source_20_Text">main()</text:span></text:p>
      <text:p text:style-name="Standard"><text:span text:style-name="Source_20_Text">{</text:span></text:p>
      <text:p text:style-name="Standard"><text:span text:style-name="Source_20_Text">    int</text:span> <text:span text:style-name="Source_20_Text">arr[] = {12, 11, 13, 5, 6, 7};</text:span></text:p>
      <text:p text:style-name="Standard"><text:span text:style-name="Source_20_Text">    int</text:span> <text:span text:style-name="Source_20_Text">arr_size = sizeof(arr)/sizeof(arr[0]);</text:span></text:p>
      <text:p text:style-name="Standard"> </text:p>
      <text:p text:style-name="Standard"><text:span text:style-name="Source_20_Text">    printf("Given array is \n");</text:span></text:p>
      <text:p text:style-name="Standard"><text:span text:style-name="Source_20_Text">    printArray(arr, arr_size);</text:span></text:p>
      <text:p text:style-name="Standard"> </text:p>
      <text:p text:style-name="Standard"><text:span text:style-name="Source_20_Text">    mergeSort(arr, 0, arr_size - 1);</text:span></text:p>
      <text:p text:style-name="Standard"> </text:p>
      <text:p text:style-name="Standard"><text:span text:style-name="Source_20_Text">    printf("\nSorted array is \n");</text:span></text:p>
      <text:p text:style-name="Standard"><text:span text:style-name="Source_20_Text">    printArray(arr, arr_size);</text:span></text:p>
      <text:p text:style-name="Standard"><text:span text:style-name="Source_20_Text">    return</text:span> <text:span text:style-name="Source_20_Text">0;</text:span></text:p>
      <text:p text:style-name="Standard"><text:soft-page-break/><text:span text:style-name="Source_20_Text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eelakshmi S</meta:initial-creator>
    <meta:creation-date>2015-02-11T19:04:48</meta:creation-date>
    <dc:date>2015-02-11T19:05:15</dc:date>
    <dc:creator>Sreelakshmi S</dc:creator>
    <meta:editing-duration>P0D</meta:editing-duration>
    <meta:editing-cycles>1</meta:editing-cycles>
    <meta:document-statistic meta:table-count="0" meta:image-count="0" meta:object-count="0" meta:page-count="3" meta:paragraph-count="95" meta:word-count="320" meta:character-count="1831" meta:non-whitespace-character-count="1221"/>
    <meta:generator>LibreOffice/3.5$Linux_X86_64 LibreOffice_project/350m1$Build-2</meta:generator>
  </office:meta>
</office:document-meta>
</file>